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201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1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2" style:family="table-cell" style:parent-style-name="Default">
      <style:table-cell-properties fo:background-color="#f8aa97"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15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6" style:family="table-cell" style:parent-style-name="Default" style:data-style-name="N0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21" style:family="table-cell" style:parent-style-name="Default">
      <style:table-cell-properties fo:background-color="#f8aa97" fo:border="0.99pt solid #000000"/>
      <style:text-properties style:font-name="FreeMono"/>
    </style:style>
    <style:style style:name="ce22" style:family="table-cell" style:parent-style-name="Default">
      <style:table-cell-properties fo:background-color="#f8aa97" fo:wrap-option="wrap" fo:border="0.99pt solid #000000"/>
      <style:text-properties style:use-window-font-color="true" style:text-outline="false" style:text-line-through-style="none" style:text-line-through-type="none" style:font-name="Free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99pt solid #000000"/>
      <style:text-properties style:font-name="FreeMono"/>
    </style:style>
    <style:style style:name="ce24" style:family="table-cell" style:parent-style-name="Default">
      <style:table-cell-properties fo:background-color="#add58a" fo:wrap-option="wrap" fo:border="0.99pt solid #000000"/>
      <style:text-properties style:use-window-font-color="true" style:text-outline="false" style:text-line-through-style="none" style:text-line-through-type="none" style:font-name="Free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add58a" fo:border="0.99pt solid #000000"/>
      <style:text-properties style:font-name="FreeMono"/>
    </style:style>
    <style:style style:name="ce31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" office:value-type="string" calcext:value-type="string">
            <text:p>QuadTree &lt;T&gt;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0" office:value-type="string" calcext:value-type="string">
            <text:p>const T x_siz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0" office:value-type="string" calcext:value-type="string">
            <text:p>const T y_siz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-</text:p>
          </table:table-cell>
          <table:table-cell table:style-name="ce21" office:value-type="string" calcext:value-type="string">
            <text:p>unsigned minLevel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1" office:value-type="string" calcext:value-type="string">
            <text:p>unsigned maxLevel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std::shared_ptr&lt;Cell&lt;T&gt;&gt; parent_cell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unsigned getLevel(std::shared_ptr&lt;Cell&lt;T&gt;&gt;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bool updateQuadTreeDelete(const std::shared_ptr&lt;Cell&lt;T&gt;&gt;, const RefinementCriterion&lt;T&gt; &amp;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22" office:value-type="string" calcext:value-type="string">
            <text:p>void updateQuadTreeCreate(const std::shared_ptr&lt;Cell&lt;T&gt;&gt;, const RefinementCriterion&lt;T&gt; &amp;)</text:p>
          </table:table-cell>
          <table:table-cell table:number-columns-repeated="1022"/>
        </table:table-row>
        <table:table-row table:style-name="ro1">
          <table:table-cell table:style-name="ce13" table:number-columns-spanned="2" table:number-rows-spanned="1"/>
          <table:covered-table-cell table:style-name="ce23"/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QuadTree(T, T, unsigned, unsigned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5" office:value-type="string" calcext:value-type="string">
            <text:p>virtual ~QuadTree(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T simpleIntegration(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unsigned getMinLevel() cons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+</text:p>
          </table:table-cell>
          <table:table-cell table:style-name="ce24" office:value-type="string" calcext:value-type="string">
            <text:p>unsigned getMaxLevel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size_t numberOfLeaves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buildUniform(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buildUniform(unsigned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31" office:value-type="string" calcext:value-type="string">
            <text:p>void clear(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updateWithLevelSet(const LipschitzFunction&lt;T&gt; &amp; 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updateQuadTree(const RefinementCriterion&lt;T&gt; &amp;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std::vector&lt;Point&lt;T&gt;&gt; getCenters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std::vector&lt;std::shared_ptr&lt;Cell&lt;T&gt;&gt;&gt; getLeaves(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exportCentersTikz(const std::string &amp;, const T) cons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+</text:p>
          </table:table-cell>
          <table:table-cell table:style-name="ce24" office:value-type="string" calcext:value-type="string">
            <text:p>void exportMeshTikz(const std::string &amp;, const T) cons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 table:number-columns-spanned="2" table:number-rows-spanned="1">
            <text:p>unsigned int getLevel(const std::shared_ptr&lt;Cell&lt;T&gt;&gt;</text:p>
          </table:table-cell>
          <table:covered-table-cell table:style-name="ce31"/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Many helper functions to perform recursive visit and operation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ce19"/>
          <table:table-cell table:style-name="Default"/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8:32:10.197730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26T08:49:21.393408823</dc:date>
    <meta:editing-duration>PT41M12S</meta:editing-duration>
    <meta:editing-cycles>29</meta:editing-cycles>
    <meta:generator>LibreOffice/6.0.7.3$Linux_X86_64 LibreOffice_project/00m0$Build-3</meta:generator>
    <meta:document-statistic meta:table-count="1" meta:cell-count="49" meta:object-count="0"/>
  </office:meta>
</office:document-meta>
</file>